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justify"/>
      <style:text-properties fo:font-size="26pt"/>
    </style:style>
    <style:style style:name="P4" style:family="paragraph">
      <style:text-properties fo:font-size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6pt" style:font-size-asian="14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6pt" fo:font-style="normal" fo:text-shadow="none" style:text-underline-style="none" fo:font-weight="bold" style:letter-kerning="true" style:font-name-asian="源ノ角ゴシック Normal" style:font-size-asian="16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6pt" fo:font-style="normal" fo:text-shadow="none" style:text-underline-style="none" fo:font-weight="normal" style:letter-kerning="true" style:font-name-asian="源ノ角ゴシック Normal" style:font-size-asian="1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VéGA, a Strateguerre project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Sylvain Maillot, Sara Thomas &amp; Sarah Madelei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gyptology need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Karnak, a new discovery</text:p>
              </text:list-item>
              <text:list-item>
                <text:p>Lot of new hieroglyphs</text:p>
              </text:list-item>
              <text:list-item>
                <text:p>Identification is time consum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ateguerre’s project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p text:style-name="P3"><text:span text:style-name="T1">A </text:span><text:span text:style-name="T2">deep-learning </text:span><text:span text:style-name="T1">solution </text:span></text:p>
            <text:p text:style-name="P3"><text:span text:style-name="T1">To classify a hieroglyphe image </text:span><text:span text:style-name="T2">in a blink</text:span></text:p>
            <text:p text:style-name="P3"><text:span text:style-name="T2"/></text:p>
            <text:p text:style-name="P3"><text:span text:style-name="T1">A 2 parts project :</text:span></text:p>
            <text:list text:style-name="L4">
              <text:list-item>
                <text:p text:style-name="P3"><text:span text:style-name="T1">K-NN &amp; Support Vector Machine</text:span></text:p>
              </text:list-item>
              <text:list-item>
                <text:p text:style-name="P3"><text:span text:style-name="T1">Convolutional Neuron Net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have we achieved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Christmas goals was achieved!</text:p>
              </text:list-item>
              <text:list-item>
                <text:p/>
              </text:list-item>
              <text:list-item>
                <text:p>Our k-NN &amp; SVM was successfully implemented…</text:p>
              </text:list-item>
              <text:list-item>
                <text:p>… Despite their poor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ext steps?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p text:style-name="P6"><text:span text:style-name="T3">To get information on convolutional neuron network</text:span></text:p>
            <text:p text:style-name="P6"><text:span text:style-name="T3">To find a pre-trained CNN model</text:span></text:p>
            <text:p text:style-name="P6"><text:span text:style-name="T3">To train it and classify hieroglyph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Thank you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ny question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1" style:font-family-asian="Ari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Arial" style:font-family-asian="Arial" style:font-family-generic-asian="swiss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0T16:41:58.382000000</meta:creation-date>
    <meta:editing-duration>PT22M</meta:editing-duration>
    <meta:editing-cycles>5</meta:editing-cycles>
    <meta:generator>LibreOffice/5.3.6.1$Windows_x86 LibreOffice_project/686f202eff87ef707079aeb7f485847613344eb7</meta:generator>
    <meta:initial-creator>Sarah Madeleine</meta:initial-creator>
    <dc:date>2017-12-20T17:03:58.163000000</dc:date>
    <dc:creator>Sarah Madeleine</dc:creator>
    <meta:document-statistic meta:object-count="6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